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2.674cm"/>
    </style:style>
    <style:style style:name="Table2.B" style:family="table-column">
      <style:table-column-properties style:column-width="1.833cm"/>
    </style:style>
    <style:style style:name="Table2.C" style:family="table-column">
      <style:table-column-properties style:column-width="5.045cm"/>
    </style:style>
    <style:style style:name="Table2.D" style:family="table-column">
      <style:table-column-properties style:column-width="7.45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2.995cm"/>
    </style:style>
    <style:style style:name="Table1.B" style:family="table-column">
      <style:table-column-properties style:column-width="3.547cm"/>
    </style:style>
    <style:style style:name="Table1.C" style:family="table-column">
      <style:table-column-properties style:column-width="1.192cm"/>
    </style:style>
    <style:style style:name="Table1.D" style:family="table-column">
      <style:table-column-properties style:column-width="4.041cm"/>
    </style:style>
    <style:style style:name="Table1.E" style:family="table-column">
      <style:table-column-properties style:column-width="5.233cm"/>
    </style:style>
    <style:style style:name="Table1.A1" style:family="table-cell">
      <style:table-cell-properties style:vertical-align="middle" fo:padding="0.049cm" fo:border="none"/>
    </style:style>
    <style:style style:name="Table3" style:family="table">
      <style:table-properties style:width="12.081cm" table:align="left"/>
    </style:style>
    <style:style style:name="Table3.A" style:family="table-column">
      <style:table-column-properties style:column-width="2.099cm"/>
    </style:style>
    <style:style style:name="Table3.B" style:family="table-column">
      <style:table-column-properties style:column-width="9.982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>
      <style:text-properties fo:font-size="28pt" style:font-size-asian="28pt" style:font-size-complex="28pt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Preformatted_20_Text">
      <style:paragraph-properties fo:margin-top="0cm" fo:margin-bottom="0.499cm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Heading">
      <style:paragraph-properties fo:text-align="start" style:justify-single-word="false"/>
    </style:style>
    <style:style style:name="P10" style:family="paragraph" style:parent-style-name="Heading_20_2" style:list-style-name="L1">
      <style:paragraph-properties fo:margin-left="-0.002cm" fo:margin-right="0cm" fo:text-indent="0cm" style:auto-text-indent="false">
        <style:tab-stops/>
      </style:paragraph-properties>
    </style:style>
    <style:style style:name="T1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le format specification for reqman requirements</text:p>
      <text:p text:style-name="Text_20_body">The requirements management tool Reqman stores requirements as files in a directory hierarchy which is described in this document.</text:p>
      <text:p text:style-name="Text_20_body">Requirements are stored as plain text files, optionally grouped into requirements packages using regular file system directories. All requirements are stored under the <text:span text:style-name="Strong_20_Emphasis">requirements</text:span> directory.</text:p>
      <text:p text:style-name="Standard"/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Date</text:p>
          </table:table-cell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Description</text:p>
          </table:table-cell>
          <table:table-cell table:style-name="Table2.D1" office:value-type="string">
            <text:p text:style-name="P2">Reason</text:p>
          </table:table-cell>
        </table:table-row>
        <table:table-row>
          <table:table-cell table:style-name="Table2.A2" office:value-type="string">
            <text:p text:style-name="Table_20_Contents">2012-06-29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ttributes Design-document and Test-cases document lists replaced with Documentation attribute</text:p>
          </table:table-cell>
          <table:table-cell table:style-name="Table2.D2" office:value-type="string">
            <text:p text:style-name="Table_20_Contents">The new Documentation attribute is more general and because the documentation directory structure is changed a documents type may be inferred by the location in the file system hiearachy</text:p>
          </table:table-cell>
        </table:table-row>
        <table:table-row>
          <table:table-cell table:style-name="Table2.A2" office:value-type="string">
            <text:p text:style-name="Table_20_Contents">2012-07-04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default values for settings</text:p>
          </table:table-cell>
          <table:table-cell table:style-name="Table2.D2" office:value-type="string">
            <text:p text:style-name="Table_20_Contents">System aims to be opinionated and make assumptions if not told what to do, in this case to minimize typing of config files for users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340_936813343" text:style-name="Index_20_Link" text:visited-style-name="Index_20_Link"><text:s/>1 Change history<text:tab/>1</text:a></text:p>
          <text:p text:style-name="P5"><text:a xlink:type="simple" xlink:href="#__RefHeading__342_936813343" text:style-name="Index_20_Link" text:visited-style-name="Index_20_Link"><text:s/>2 Table of contents<text:tab/>1</text:a></text:p>
          <text:p text:style-name="P5"><text:a xlink:type="simple" xlink:href="#__RefHeading__315_1848263920" text:style-name="Index_20_Link" text:visited-style-name="Index_20_Link"><text:s/>3 Requirements<text:tab/>1</text:a></text:p>
          <text:p text:style-name="P7"><text:a xlink:type="simple" xlink:href="#__RefHeading__317_1848263920" text:style-name="Index_20_Link" text:visited-style-name="Index_20_Link">Naming convention<text:tab/>1</text:a></text:p>
          <text:p text:style-name="P7"><text:a xlink:type="simple" xlink:href="#__RefHeading__319_1848263920" text:style-name="Index_20_Link" text:visited-style-name="Index_20_Link">Requirement file format<text:tab/>2</text:a></text:p>
          <text:p text:style-name="P7"><text:a xlink:type="simple" xlink:href="#__RefHeading__321_1848263920" text:style-name="Index_20_Link" text:visited-style-name="Index_20_Link">Link lists<text:tab/>2</text:a></text:p>
          <text:p text:style-name="P7"><text:a xlink:type="simple" xlink:href="#__RefHeading__323_1848263920" text:style-name="Index_20_Link" text:visited-style-name="Index_20_Link">Status codes<text:tab/>3</text:a></text:p>
          <text:p text:style-name="P7"><text:a xlink:type="simple" xlink:href="#__RefHeading__325_1848263920" text:style-name="Index_20_Link" text:visited-style-name="Index_20_Link"><text:s/>1.1 Example<text:tab/>3</text:a></text:p>
          <text:p text:style-name="P5"><text:a xlink:type="simple" xlink:href="#__RefHeading__327_1848263920" text:style-name="Index_20_Link" text:visited-style-name="Index_20_Link"><text:s/>4 Requirement package<text:tab/>3</text:a></text:p>
        </text:index-body>
      </text:table-of-content>
      <text:h text:style-name="Heading_20_1" text:outline-level="1"><text:bookmark-start text:name="__RefHeading__315_1848263920"/>Requirements<text:bookmark-end text:name="__RefHeading__315_1848263920"/></text:h>
      <text:p text:style-name="Text_20_body">Each requirement is stored in it's own file and contains name-value pairs describing the requirements properties and relationships. The requirement is intended to be brief and describe on a high level what is needed, implementation details, test cases and detailed design documentation meant to be referenced in other documents.</text:p>
      <text:h text:style-name="Heading_20_2" text:outline-level="2"><text:bookmark-start text:name="__RefHeading__317_1848263920"/><text:soft-page-break/>Naming convention<text:bookmark-end text:name="__RefHeading__317_1848263920"/></text:h>
      <text:p text:style-name="Text_20_body">Requirements files are named as<text:span text:style-name="Strong_20_Emphasis">[id]_[short name].req</text:span>, where <text:span text:style-name="Strong_20_Emphasis">[id]_</text:span> is an optional reference and <text:span text:style-name="Strong_20_Emphasis">[short name]</text:span> is best thought of as a terse description of the requirement. The file name may contain letters (upper- or lowercase), numbers, underscores(_), hyphens(-) and periods(.).</text:p>
      <text:p text:style-name="Text_20_body">The prefix <text:span text:style-name="Strong_20_Emphasis">[id]_</text:span> is optional, but can be handy for reference purposes and describing what package the requirement belongs to.</text:p>
      <text:p text:style-name="Text_20_body">A requirement could be for example <text:span text:style-name="Strong_20_Emphasis">1.1_the-product-must-work-under-water.req</text:span>.</text:p>
      <text:h text:style-name="Heading_20_2" text:outline-level="2"><text:bookmark-start text:name="__RefHeading__319_1848263920"/>Requirement file format<text:bookmark-end text:name="__RefHeading__319_1848263920"/></text:h>
      <text:p text:style-name="Text_20_body">The requirement file consists of key value pairs in the form <text:span text:style-name="Strong_20_Emphasis">[key]:[value]</text:span>. White space between the key, colon and value is ignored. Keys are case insensitive. All values must be on same line (no line breaks)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Key</text:p>
          </table:table-cell>
          <table:table-cell table:style-name="Table1.A1" office:value-type="string">
            <text:p text:style-name="P4">Value</text:p>
          </table:table-cell>
          <table:table-cell table:style-name="Table1.A1" office:value-type="string">
            <text:p text:style-name="P4">Required</text:p>
          </table:table-cell>
          <table:table-cell table:style-name="Table1.A1" office:value-type="string">
            <text:p text:style-name="P4">Default</text:p>
          </table:table-cell>
          <table:table-cell table:style-name="Table1.A1" office:value-type="string">
            <text:p text:style-name="P4">Note</text:p>
          </table:table-cell>
        </table:table-row>
        <table:table-row>
          <table:table-cell table:style-name="Table1.A1" office:value-type="string">
            <text:p text:style-name="P8">Assigned on</text:p>
          </table:table-cell>
          <table:table-cell table:style-name="Table1.A1" office:value-type="string">
            <text:p text:style-name="Table_20_Contents"><text:span text:style-name="Emphasis"><text:span text:style-name="T1">Date (yyyy-mm-dd)</text:span></text:span></text:p>
          </table:table-cell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The date format is not configurable</text:p>
          </table:table-cell>
        </table:table-row>
        <table:table-row>
          <table:table-cell table:style-name="Table1.A1" office:value-type="string">
            <text:p text:style-name="P8">Assigned to</text:p>
          </table:table-cell>
          <table:table-cell table:style-name="Table1.A1" office:value-type="string">
            <text:p text:style-name="P8">[user]</text:p>
          </table:table-cell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The user that is responsible for the requirement, must be a valid user defined in the configuration</text:p>
          </table:table-cell>
        </table:table-row>
        <table:table-row>
          <table:table-cell table:style-name="Table1.A1" office:value-type="string">
            <text:p text:style-name="P8">Created by</text:p>
          </table:table-cell>
          <table:table-cell table:style-name="Table1.A1" office:value-type="string">
            <text:p text:style-name="P8">[user]</text:p>
          </table:table-cell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The user that created the requirement, must be a valid user defined in the configuration</text:p>
          </table:table-cell>
        </table:table-row>
        <table:table-row>
          <table:table-cell table:style-name="Table1.A1" office:value-type="string">
            <text:p text:style-name="P8">Created on</text:p>
          </table:table-cell>
          <table:table-cell table:style-name="Table1.A1" office:value-type="string">
            <text:p text:style-name="Table_20_Contents"><text:span text:style-name="Emphasis"><text:span text:style-name="T1">Date (yyyy-mm-dd)</text:span></text:span></text:p>
          </table:table-cell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The date format is not configurable</text:p>
          </table:table-cell>
        </table:table-row>
        <table:table-row>
          <table:table-cell table:style-name="Table1.A1" office:value-type="string">
            <text:p text:style-name="P8">Description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8">Yes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Describe what is required, but not intended for describing how the requirement will be met, that is to be done in a separate design document</text:p>
          </table:table-cell>
        </table:table-row>
        <table:table-row>
          <table:table-cell table:style-name="Table1.A1" office:value-type="string">
            <text:p text:style-name="P8">Depends on</text:p>
          </table:table-cell>
          <table:table-cell table:style-name="Table1.A1" office:value-type="string">
            <text:p text:style-name="Table_20_Contents"><text:span text:style-name="T1">[link list] or </text:span><text:span text:style-name="Strong_20_Emphasis"><text:span text:style-name="T1">none</text:span></text:span></text:p>
          </table:table-cell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See below for explanation of link lists</text:p>
          </table:table-cell>
        </table:table-row>
        <table:table-row>
          <table:table-cell table:style-name="Table1.A1" office:value-type="string">
            <text:p text:style-name="P8">Documents</text:p>
          </table:table-cell>
          <table:table-cell table:style-name="Table1.A1" office:value-type="string">
            <text:p text:style-name="P8">[link list]</text:p>
          </table:table-cell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See below for explanation of <text:s/>link lists</text:p>
          </table:table-cell>
        </table:table-row>
        <table:table-row>
          <table:table-cell table:style-name="Table1.A1" office:value-type="string">
            <text:p text:style-name="P8">Estimated effort</text:p>
          </table:table-cell>
          <table:table-cell table:style-name="Table1.A1" office:value-type="string">
            <text:p text:style-name="P8">[duration]</text:p>
          </table:table-cell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Estimated duration of work for one person to complete, can be either hours or days, e.g. 24h or 1d</text:p>
          </table:table-cell>
        </table:table-row>
        <table:table-row>
          <table:table-cell table:style-name="Table1.A1" office:value-type="string">
            <text:p text:style-name="P8">Estimated cost</text:p>
          </table:table-cell>
          <table:table-cell table:style-name="Table1.A1" office:value-type="string">
            <text:p text:style-name="Table_20_Contents"><text:span text:style-name="Emphasis"><text:span text:style-name="T1">Integer</text:span></text:span></text:p>
          </table:table-cell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Estimated cost to complete requirement</text:p>
          </table:table-cell>
        </table:table-row>
        <table:table-row>
          <table:table-cell table:style-name="Table1.A1" office:value-type="string">
            <text:p text:style-name="P8">Note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Supplemental information</text:p>
          </table:table-cell>
        </table:table-row>
        <table:table-row>
          <table:table-cell table:style-name="Table1.A1" office:value-type="string">
            <text:p text:style-name="P8">Rationale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8">Yes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Reason for requirement</text:p>
          </table:table-cell>
        </table:table-row>
        <table:table-row>
          <table:table-cell table:style-name="Table1.A1" office:value-type="string">
            <text:p text:style-name="P8">Rejected by</text:p>
          </table:table-cell>
          <table:table-cell table:style-name="Table1.A1" office:value-type="string">
            <text:p text:style-name="P8">[stakeholder]</text:p>
          </table:table-cell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User that rejected requirement, must be valid user defined in the configuration</text:p>
          </table:table-cell>
        </table:table-row>
        <table:table-row>
          <table:table-cell table:style-name="Table1.A1" office:value-type="string">
            <text:p text:style-name="P8">Status</text:p>
          </table:table-cell>
          <table:table-cell table:style-name="Table1.A1" office:value-type="string">
            <text:p text:style-name="P8">[status code]</text:p>
          </table:table-cell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>elaboration</text:p>
          </table:table-cell>
          <table:table-cell table:style-name="Table1.A1" office:value-type="string">
            <text:p text:style-name="P8">See below for list of status codes</text:p>
          </table:table-cell>
        </table:table-row>
        <table:table-row>
          <table:table-cell table:style-name="Table1.A1" office:value-type="string">
            <text:p text:style-name="P8">Status reason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Table_20_Contents"><text:span text:style-name="T1">Yes, except if status </text:span><text:span text:style-name="Strong_20_Emphasis"><text:span text:style-name="T1">approv</text:span></text:span><text:soft-page-break/><text:span text:style-name="Strong_20_Emphasis"><text:span text:style-name="T1">ed</text:span></text:span><text:span text:style-name="T1"> or </text:span><text:span text:style-name="Strong_20_Emphasis"><text:span text:style-name="T1">elaboration</text:span>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Explanation why requirement has a given status</text:p>
          </table:table-cell>
        </table:table-row>
        <table:table-row>
          <table:table-cell table:style-name="Table1.A1" office:value-type="string">
            <text:p text:style-name="P8">Todo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There may be more than one to-dos defined</text:p>
          </table:table-cell>
        </table:table-row>
      </table:table>
      <text:h text:style-name="Heading_20_2" text:outline-level="2"><text:bookmark-start text:name="__RefHeading__321_1848263920"/>Link lists<text:bookmark-end text:name="__RefHeading__321_1848263920"/></text:h>
      <text:p text:style-name="Text_20_body">The keys <text:span text:style-name="Strong_20_Emphasis">Depends on</text:span> and <text:span text:style-name="Strong_20_Emphasis">Documents</text:span> accept a comma separated list of links to the respective files, alternatively the value <text:span text:style-name="Strong_20_Emphasis">none</text:span> may be used to explicitly state that there are no links.</text:p>
      <text:p text:style-name="Text_20_body">All link references must be relative to their respective top level directory, either <text:span text:style-name="Strong_20_Emphasis">requirements</text:span> or <text:span text:style-name="Strong_20_Emphasis">documentation</text:span>. E.g. a valid <text:span text:style-name="Strong_20_Emphasis">Depends on</text:span> list could be <text:span text:style-name="Strong_20_Emphasis">1_serve-content/1.1_use-http-protocol, 1_serve-content/1.2_maintain-htaccess-compatability</text:span>, where both requirements must be in the <text:span text:style-name="Strong_20_Emphasis">requirements/1_serve-content</text:span> directory. Links to file names that contain spaces must be quoted using single or double quotes.</text:p>
      <text:p text:style-name="Text_20_body">The directory separator is always forward slash(/) regardless of host operating system.</text:p>
      <text:h text:style-name="Heading_20_2" text:outline-level="2"><text:bookmark-start text:name="__RefHeading__323_1848263920"/>Status codes<text:bookmark-end text:name="__RefHeading__323_1848263920"/></text:h>
      <text:p text:style-name="Text_20_body">A requirement may have the following status codes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Code</text:p>
          </table:table-cell>
          <table:table-cell table:style-name="Table3.A1" office:value-type="string">
            <text:p text:style-name="P4">Description</text:p>
          </table:table-cell>
        </table:table-row>
        <table:table-row>
          <table:table-cell table:style-name="Table3.A1" office:value-type="string">
            <text:p text:style-name="Table_20_Contents">elaboration</text:p>
          </table:table-cell>
          <table:table-cell table:style-name="Table3.A1" office:value-type="string">
            <text:p text:style-name="Table_20_Contents">Not fully specified/missing information, needs more work</text:p>
          </table:table-cell>
        </table:table-row>
        <table:table-row>
          <table:table-cell table:style-name="Table3.A1" office:value-type="string">
            <text:p text:style-name="Table_20_Contents">rejected</text:p>
          </table:table-cell>
          <table:table-cell table:style-name="Table3.A1" office:value-type="string">
            <text:p text:style-name="Table_20_Contents">Will not be implemented</text:p>
          </table:table-cell>
        </table:table-row>
        <table:table-row>
          <table:table-cell table:style-name="Table3.A1" office:value-type="string">
            <text:p text:style-name="Table_20_Contents">approved</text:p>
          </table:table-cell>
          <table:table-cell table:style-name="Table3.A1" office:value-type="string">
            <text:p text:style-name="Table_20_Contents">Will be implemented</text:p>
          </table:table-cell>
        </table:table-row>
        <table:table-row>
          <table:table-cell table:style-name="Table3.A1" office:value-type="string">
            <text:p text:style-name="Table_20_Contents">postponed</text:p>
          </table:table-cell>
          <table:table-cell table:style-name="Table3.A1" office:value-type="string">
            <text:p text:style-name="Table_20_Contents">May be implemented at later date</text:p>
          </table:table-cell>
        </table:table-row>
      </table:table>
      <text:list xml:id="list32214839" text:style-name="L1">
        <text:list-item>
          <text:list>
            <text:list-header>
              <text:h text:style-name="P10" text:outline-level="2"><text:bookmark-start text:name="__RefHeading__325_1848263920"/>Example<text:bookmark-end text:name="__RefHeading__325_1848263920"/></text:h>
            </text:list-header>
          </text:list>
        </text:list-item>
      </text:list>
      <text:p text:style-name="Text_20_body">The following is an example of the requirement <text:span text:style-name="Strong_20_Emphasis">requirements/1_serve-content/1.1_use-http-protocol</text:span>.</text:p>
      <text:p text:style-name="Preformatted_20_Text"><text:s/>Assigned on: 2012-06-24</text:p>
      <text:p text:style-name="Preformatted_20_Text"><text:s/>Assigned to: mr-pink</text:p>
      <text:p text:style-name="Preformatted_20_Text"><text:s/>Created by: mr-black</text:p>
      <text:p text:style-name="Preformatted_20_Text"><text:s/>Created on: 2012-06-02</text:p>
      <text:p text:style-name="Preformatted_20_Text"><text:s/>Depends on: 2_web-server-core, 3_network-connectivity/3.1_tcp-ip-support</text:p>
      <text:p text:style-name="Preformatted_20_Text"><text:s/>Documents: 'system overview.uml', 'network interface.doc', tc-144.xls, tc -145.xls</text:p>
      <text:p text:style-name="Preformatted_20_Text"><text:s/>Description: The web server must communicate using the HTTP protocol.</text:p>
      <text:p text:style-name="Preformatted_20_Text"><text:s/>Rationale: HTTP is standard requirement for a web server.</text:p>
      <text:p text:style-name="Preformatted_20_Text"><text:s/>Note: Support for ipv6 is not required.</text:p>
      <text:p text:style-name="Preformatted_20_Text"><text:s/>Status: elaboration</text:p>
      <text:p text:style-name="Preformatted_20_Text"><text:s/>Todo: Check that SSL support is not required</text:p>
      <text:p text:style-name="Preformatted_20_Text"><text:s/>Todo: Link to HTTP specification</text:p>
      <text:p text:style-name="P6"/>
      <text:h text:style-name="Heading_20_1" text:outline-level="1"><text:bookmark-start text:name="__RefHeading__327_1848263920"/>Requirement package<text:bookmark-end text:name="__RefHeading__327_1848263920"/></text:h>
      <text:p text:style-name="Text_20_body">Requirements may be divided into packages for easing understanding and breaking them into bite <text:soft-page-break/>size chunks. A requirements package is simply a directory that contains requirements or other requirements packages. A package can contain key/value settings, the settings are stored in a file called 'attributes.pkg' in the package directory. The key/value settings are equivalent to those used for requirements and naming convention is the same, except packages do not have a '.req' suffix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Free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Windows_x86 LibreOffice_project/165a79a-7059095-e13bb37-fef39a4-9503d18</meta:generator>
    <dc:date>2012-07-04T12:20:28.63</dc:date>
    <meta:editing-duration>PT4M11S</meta:editing-duration>
    <meta:editing-cycles>12</meta:editing-cycles>
    <meta:document-statistic meta:table-count="3" meta:image-count="0" meta:object-count="0" meta:page-count="4" meta:paragraph-count="134" meta:word-count="830" meta:character-count="5427" meta:non-whitespace-character-count="4771"/>
  </office:meta>
</office:document-meta>
</file>